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76 - mens. 07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8-11" calcext:value-type="date">
            <text:p>11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90 - mens. 08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304 - mens. 09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0-14" calcext:value-type="date">
            <text:p>14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13318 - mens. 10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1-07" calcext:value-type="date">
            <text:p>07/11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13332 - mens. 1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2-10" calcext:value-type="date">
            <text:p>10/12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13346 - mens. 1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6-01-12" calcext:value-type="date">
            <text:p>12/01/2026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4" office:value-type="string" calcext:value-type="string">
            <text:p>NF 13360 - mens. 01/2026</text:p>
          </table:table-cell>
          <table:table-cell table:style-name="ce38" office:value-type="float" office:value="1200" calcext:value-type="float">
            <text:p>1.2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6-02-09" calcext:value-type="date">
            <text:p>09/02/2026</text:p>
          </table:table-cell>
          <table:table-cell table:style-name="ce47" table:formula="of:=[.C8]-[.F8]" office:value-type="float" office:value="50" calcext:value-type="float">
            <text:p>50,00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6-02-28" calcext:value-type="date">
            <text:p>28/02/2026</text:p>
          </table:table-cell>
          <table:table-cell table:style-name="ce34" office:value-type="string" calcext:value-type="string">
            <text:p>NF 13374 - mens. 02/2026</text:p>
          </table:table-cell>
          <table:table-cell table:style-name="ce38" office:value-type="float" office:value="1200" calcext:value-type="float">
            <text:p>1.20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7" table:formula="of:=[.C9]-[.F9]" office:value-type="float" office:value="1200" calcext:value-type="float">
            <text:p>1.200,00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9])" office:value-type="float" office:value="1250" calcext:value-type="float">
            <text:p>1.250,00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""""""""""""""""""</number:text>
    </number:number-style>
    <number:number-style style:name="N166">
      <style:text-properties fo:color="#ff0000"/>
      <number:text>(R$""""""""""""""""""""""""""""""""""""""""""""""""""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"""""""""""""""""""""""""""""""""""""""""""""""""</number:text>
    </number:number-style>
    <number:number-style style:name="N170P1" style:volatile="true">
      <number:text>R$(""""""""""""""""""""""""""""""""""""""""""""""""""</number:text>
    </number:number-style>
    <number:number-style style:name="N170">
      <number:text>R$-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6.451731179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6.4544237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3-02T11:12:56.761664960</dc:date>
    <dc:language>pt-PT</dc:language>
    <meta:editing-cycles>664</meta:editing-cycles>
    <meta:editing-duration>P1DT5H4M30S</meta:editing-duration>
    <meta:print-date>2020-06-16T10:17:24.261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